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bold" fo:font-family="Calibri" style:font-family-asian="Calibri" style:font-family-complex="Calibri" fo:background-color="transparent" style:use-window-font-color="true" fo:font-style="italic"/>
    </style:style>
    <style:style style:name="T1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20.00pt" fo:font-weight="bold" fo:font-family="Calibri" style:font-family-asian="Calibri" style:font-family-complex="Calibri" fo:background-color="transparent" style:use-window-font-color="true" fo:font-style="italic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 fo:font-style="italic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Sobre</text:span></text:p>
      <text:p text:style-name="P1"><text:span text:style-name="T2"/></text:p>
      <text:p text:style-name="P1"><text:span text:style-name="T3">Quem somos?</text:span></text:p>
      <text:p text:style-name="P1"><text:span text:style-name="T4"/></text:p>
      <text:p text:style-name="P1"><text:span text:style-name="T5">Somos uma plataforma digital, que visa agilizar e tornar criativa a maneira de pedir uma pizza!</text:span></text:p>
      <text:p text:style-name="P1"><text:span text:style-name="T5"/></text:p>
      <text:p text:style-name="P1"><text:span text:style-name="T6">O que fazemos?</text:span></text:p>
      <text:p text:style-name="P1"><text:span text:style-name="T7"/></text:p>
      <text:p text:style-name="P1"><text:span text:style-name="T8">Tornamos o atendimento do estabelecimento mais rápido, prático, funcional e respeitoso por meio da SmartPizza, visando o mercado atual, nos deparamos com inúmeras dificuldades para melhor atender o cliente. Grande parte disso vem do início, desde quando seu cliente pensa em pedir uma pizza, liga para a pizzaria, escolhe os sabores que, por sua vez, já são padronizados, seleciona-os e aguarda - o que gera desgaste. Pensando nisso, tivemos a ideia de criar uma plataforma onde o cliente pode criar sua pizza do zero, incluindo os ingredientes, como, por exemplo, massa, molhos e outros complementos de total preferência do usuário - de maneira com que o pedido já se inclua no sistema de entregas, sem necessitar de um contato por telefone, por exemplo.<text:s/></text:span><text:span text:style-name="T9"/></text:p>
      <text:p text:style-name="P1"><text:span text:style-name="T9"/></text:p>
      <text:p text:style-name="P1"><text:span text:style-name="T10">Como se associar?</text:span></text:p>
      <text:p text:style-name="P1"><text:span text:style-name="T11"/></text:p>
      <text:p text:style-name="P1"><text:span text:style-name="T12">É dono de uma pizzaria? Esta plataforma foi desenvolvida para o seu negócio! </text:span></text:p>
      <text:p text:style-name="P1"><text:span text:style-name="T12">Acesse nosso<text:s/></text:span><text:span text:style-name="T13">contato<text:s/></text:span><text:span text:style-name="T14">e realize o cadastro de seu estabelecimento.</text:span></text:p>
      <text:p text:style-name="P1"><text:span text:style-name="T15"/></text:p>
      <text:p text:style-name="P1"><text:span text:style-name="T16">Crie</text:span><text:span text:style-name="T17"><text:s/>de acordo com suas preferências!</text:span></text:p>
      <text:p text:style-name="P1"><text:span text:style-name="T18"/></text:p>
      <text:p text:style-name="P1"><text:span text:style-name="T19">Somos uma agência apaixonada pelo mundo da gastronomia e o social que este proporciona. Com isso, temos um olhar inovador para este mercado</text:span></text:p>
      <text:p text:style-name="P1"><text:span text:style-name="T20"/></text:p>
      <text:p text:style-name="P1"><text:span text:style-name="T21">Smart Pizza - mais que uma simples ideia criativa!</text:span><text:span text:style-name="T22"/></text:p>
      <text:p text:style-name="P1"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